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de0e8"/>
    </style:style>
    <style:style style:name="P2" style:family="paragraph" style:parent-style-name="Standard">
      <style:paragraph-properties fo:margin-left="0in" fo:margin-right="0in" fo:orphans="2" fo:widows="2" fo:text-indent="0in" style:auto-text-indent="false"/>
      <style:text-properties fo:font-variant="normal" fo:text-transform="none" fo:color="#444444" style:font-name="Open Sans" fo:font-size="12pt" fo:letter-spacing="normal" fo:font-style="normal" fo:font-weight="normal" officeooo:rsid="001de0e8" officeooo:paragraph-rsid="001de0e8"/>
    </style:style>
    <style:style style:name="P3" style:family="paragraph" style:parent-style-name="Standard">
      <style:paragraph-properties fo:margin-left="0in" fo:margin-right="0in" fo:orphans="2" fo:widows="2" fo:text-indent="0in" style:auto-text-indent="false"/>
      <style:text-properties fo:font-variant="normal" fo:text-transform="none" fo:color="#c9211e" style:font-name="Open Sans" fo:font-size="15pt" fo:letter-spacing="normal" fo:font-style="normal" fo:font-weight="normal" officeooo:rsid="001de0e8" officeooo:paragraph-rsid="001de0e8" style:font-size-asian="15pt" style:font-size-complex="15pt"/>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Open Sans" fo:font-size="10.5pt" fo:letter-spacing="normal" fo:font-style="normal" fo:font-weight="normal" officeooo:rsid="001de0e8" officeooo:paragraph-rsid="001de0e8" style:font-size-asian="9.14999961853027pt" style:font-weight-asian="normal" style:font-size-complex="10.5pt" style:font-weight-complex="normal"/>
    </style:style>
    <style:style style:name="P5" style:family="paragraph" style:parent-style-name="Standard">
      <style:paragraph-properties fo:margin-left="0in" fo:margin-right="0in" fo:orphans="2" fo:widows="2" fo:text-indent="0in" style:auto-text-indent="false"/>
      <style:text-properties fo:color="#c9211e" fo:font-size="15pt" officeooo:rsid="001de0e8" officeooo:paragraph-rsid="001de0e8" style:font-size-asian="15pt" style:font-size-complex="15pt"/>
    </style:style>
    <style:style style:name="P6" style:family="paragraph" style:parent-style-name="Standard">
      <style:paragraph-properties fo:margin-left="0in" fo:margin-right="0in" fo:orphans="2" fo:widows="2" fo:text-indent="0in" style:auto-text-indent="false"/>
      <style:text-properties fo:color="#c9211e" fo:font-size="15pt" officeooo:paragraph-rsid="001de0e8" style:font-size-asian="15pt" style:font-size-complex="15pt"/>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letter-spacing="normal" fo:font-style="normal" fo:font-weight="normal"/>
    </style:style>
    <style:style style:name="T3" style:family="text">
      <style:text-properties fo:font-variant="normal" fo:text-transform="none" fo:color="#222222" fo:letter-spacing="normal"/>
    </style:style>
    <style:style style:name="T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5" style:family="text">
      <style:text-properties fo:font-variant="normal" fo:text-transform="none" style:font-name="sans-serif" fo:letter-spacing="normal" fo:font-style="normal" fo:font-weight="normal"/>
    </style:style>
    <style:style style:name="T6" style:family="text">
      <style:text-properties fo:font-variant="normal" fo:text-transform="none" style:font-name="sans-serif" fo:letter-spacing="normal" fo:font-style="normal" fo:font-weight="normal" officeooo:rsid="001de0e8"/>
    </style:style>
    <style:style style:name="T7" style:family="text">
      <style:text-properties fo:color="#222222" style:font-name="sans-serif" fo:font-size="10.5pt"/>
    </style:style>
    <style:style style:name="T8" style:family="text">
      <style:text-properties style:font-name="sans-seri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1)Суу сактагычтар</text:span></text:p>
      <text:p text:style-name="P1"><text:span text:style-name="T1">Токтогул суу сактагычы</text:span><text:span text:style-name="T3"> </text:span><text:span text:style-name="T1">- </text:span><text:a xlink:type="simple" xlink:href="https://ky.wikipedia.org/wiki/Нарын_дарыясы" text:style-name="Internet_20_link" text:visited-style-name="Visited_20_Internet_20_Link"><text:span text:style-name="T4">Нарын дарыясындагы</text:span></text:a><text:span text:style-name="T3"> </text:span><text:a xlink:type="simple" xlink:href="https://ky.wikipedia.org/wiki/Токтогул_ГЭСи" text:style-name="Internet_20_link" text:visited-style-name="Visited_20_Internet_20_Link"><text:span text:style-name="T4">Токтогул ГЭСининплотинасы</text:span></text:a><text:span text:style-name="T3"> </text:span><text:span text:style-name="T1">сууну бууганда пайда болгон . </text:span><text:a xlink:type="simple" xlink:href="https://ky.wikipedia.org/wiki/Суу_сактагыч" text:style-name="Internet_20_link" text:visited-style-name="Visited_20_Internet_20_Link"><text:span text:style-name="T4">Суу сактагычка</text:span></text:a><text:span text:style-name="T3"> </text:span><text:span text:style-name="T1">1974-жылы суу толтурула баштаган. Жалпы көлөмү 19500 млн м</text:span><text:span text:style-name="T2">3</text:span><text:span text:style-name="T1">. Узундугу 65км, эң жазы жери 12км, эң терең жери 215 м. Суу толгондогу аянты 284,3 км</text:span><text:span text:style-name="T2">2</text:span><text:span text:style-name="T1">. </text:span><text:a xlink:type="simple" xlink:href="https://ky.wikipedia.org/wiki/Нарын" text:style-name="Internet_20_link" text:visited-style-name="Visited_20_Internet_20_Link"><text:span text:style-name="T4">Нарын</text:span></text:a><text:span text:style-name="T3"> </text:span><text:span text:style-name="T1">жана Сыр-Дарыянын агымын жөнгө салып, кошумча 0,5 млн га жерди сугарууга мүмкүндүк берет. Плотинанын узундугу 292 м, туурасы 43 м, бийиктиги 215 м. Жалпысынан 913 миң га жерди суу менен камсыз кылат (негизинен </text:span><text:a xlink:type="simple" xlink:href="https://ky.wikipedia.org/wiki/Өзбекстан" text:style-name="Internet_20_link" text:visited-style-name="Visited_20_Internet_20_Link"><text:span text:style-name="T4">Өзбекстан</text:span></text:a><text:span text:style-name="T1">дын аймагын). </text:span><text:a xlink:type="simple" xlink:href="https://ky.wikipedia.org/wiki/Кыргызстан" text:style-name="Internet_20_link" text:visited-style-name="Visited_20_Internet_20_Link"><text:span text:style-name="T4">Кыргызстан</text:span></text:a><text:span text:style-name="T1">дагы негизги </text:span><text:a xlink:type="simple" xlink:href="https://ky.wikipedia.org/wiki/Энергетика_(Кыргызстанда)" text:style-name="Internet_20_link" text:visited-style-name="Visited_20_Internet_20_Link"><text:span text:style-name="T4">энергетиканын</text:span></text:a><text:span text:style-name="T3"> </text:span><text:span text:style-name="T1">кызыкчылыгы үчүн курулган суу сактагыч.</text:span></text:p>
      <text:p text:style-name="P5"><text:span text:style-name="T5">2)чычкан эс алуу комплекс.</text:span></text:p>
      <text:p text:style-name="P2"><text:span text:style-name="T7">Туристический оздоровительный комплекс «Чычкан» расположен в ущелье Чычкан, Токтогульского района, Джалал-Абадской области, в 240 км от города Бишкек и 380 км от города Ош. «Чычкан» - это превосходный гостиничный комплекс, включающий уютные номера со спутниковым телевидением и Wi-Fi интернетом, бассейн, сауна, фитнес зал, первоклассно-оборудованный конференц-зал на 100 человек и ресторан. Вас ждет незабываемый отдых в уникальной экосистеме: горы, реки, кристально чистые родники, березовые рощи, сосновые леса, кыргызкие пастбища «жайлоо» и красивейшее озеро «Кызыл-Куль». Гостеприимный персонал комплекса всегда рад принять Вас и предложить охоту, рыбалку, сбор малины, конные туры, треккинг, кумысолечение и китайскую медицину. Также Вас ждет юрточный городок в национальном стиле, где вы можете себя почувствовать частью Великой Цивилизации кочевников Азии Кыргызское гостеприимство, которое славится не только в среднеазиатском регионе, но и далеко за её пределами  ждет Вас!</text:span></text:p>
      <text:p text:style-name="P3"><text:span text:style-name="T8">3)пляж у реки </text:span></text:p>
      <text:p text:style-name="P3"><text:span text:style-name="T8">4)рыбалка </text:span></text:p>
      <text:p text:style-name="P4"><text:span text:style-name="T8">Самые вкусные рыбы, особенности фарель считается одой из вкусной едой республики. Вы можете и ловить сазан здесь это бизнес. А вы посетив можете наслождатся разным видом отдыха.</text:span></text:p>
      <text:p text:style-name="P2"><text:span text:style-name="T7"/></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Open Sans" svg:font-family="'Open Sans', sans-serif"/>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1T14:08:57.730159355</meta:creation-date>
    <dc:date>2020-04-21T14:28:37.272357055</dc:date>
    <meta:editing-duration>PT9M29S</meta:editing-duration>
    <meta:editing-cycles>1</meta:editing-cycles>
    <meta:document-statistic meta:table-count="0" meta:image-count="0" meta:object-count="0" meta:page-count="1" meta:paragraph-count="7" meta:word-count="249" meta:character-count="1805" meta:non-whitespace-character-count="1560"/>
    <meta:generator>LibreOffice/6.3.4.2$Linux_X86_64 LibreOffice_project/30$Build-2</meta:generator>
  </office:meta>
</office:document-meta>
</file>